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Access il1</text:p>
          </table:table-cell>
          <table:table-cell office:value-type="string" calcext:value-type="string">
            <text:p>#Access il2</text:p>
          </table:table-cell>
          <table:table-cell office:value-type="string" calcext:value-type="string">
            <text:p>#Access dl1</text:p>
          </table:table-cell>
          <table:table-cell office:value-type="string" calcext:value-type="string">
            <text:p>#Access dl2</text:p>
          </table:table-cell>
          <table:table-cell office:value-type="string" calcext:value-type="string">
            <text:p>dl1 miss rate</text:p>
          </table:table-cell>
          <table:table-cell office:value-type="string" calcext:value-type="string">
            <text:p>dl2 miss rate</text:p>
          </table:table-cell>
          <table:table-cell office:value-type="string" calcext:value-type="string">
            <text:p>elapsed time</text:p>
          </table:table-cell>
        </table:table-row>
        <table:table-row table:style-name="ro1">
          <table:table-cell table:number-columns-repeated="2" office:value-type="float" office:value="6584904" calcext:value-type="float">
            <text:p>6584904</text:p>
          </table:table-cell>
          <table:table-cell office:value-type="float" office:value="761873" calcext:value-type="float">
            <text:p>761873</text:p>
          </table:table-cell>
          <table:table-cell office:value-type="float" office:value="593794" calcext:value-type="float">
            <text:p>593794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7458" calcext:value-type="float">
            <text:p>0.74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54998" calcext:value-type="float">
            <text:p>3554998</text:p>
          </table:table-cell>
          <table:table-cell office:value-type="float" office:value="167452" calcext:value-type="float">
            <text:p>167452</text:p>
          </table:table-cell>
          <table:table-cell office:value-type="float" office:value="734058" calcext:value-type="float">
            <text:p>734058</text:p>
          </table:table-cell>
          <table:table-cell office:value-type="float" office:value="6823" calcext:value-type="float">
            <text:p>6823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9887" calcext:value-type="float">
            <text:p>0.98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56092" calcext:value-type="float">
            <text:p>3556092</text:p>
          </table:table-cell>
          <table:table-cell office:value-type="float" office:value="167728" calcext:value-type="float">
            <text:p>167728</text:p>
          </table:table-cell>
          <table:table-cell office:value-type="float" office:value="732220" calcext:value-type="float">
            <text:p>732220</text:p>
          </table:table-cell>
          <table:table-cell office:value-type="float" office:value="708689" calcext:value-type="float">
            <text:p>70868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2:44:54.129025572</meta:creation-date>
    <dc:date>2019-03-31T13:15:19.793877065</dc:date>
    <meta:editing-duration>PT9M35S</meta:editing-duration>
    <meta:editing-cycles>1</meta:editing-cycles>
    <meta:document-statistic meta:table-count="1" meta:cell-count="25" meta:object-count="0"/>
    <meta:generator>LibreOffice/6.0.7.3$Linux_X86_64 LibreOffice_project/00m0$Build-3</meta:generator>
  </office:meta>
</office:document-meta>
</file>